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141cm"/>
    </style:style>
    <style:style style:name="co3" style:family="table-column">
      <style:table-column-properties fo:break-before="auto" style:column-width="4.657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15.6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Rareté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Date de sortie</text:p>
          </table:table-cell>
          <table:table-cell table:style-name="ce1" office:value-type="string" calcext:value-type="string">
            <text:p>Nom de l’imag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ku super saiyan TEC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Saiyan</text:p>
          </table:table-cell>
          <table:table-cell table:style-name="ce3" office:value-type="float" office:value="2022" calcext:value-type="float">
            <text:p>2022</text:p>
          </table:table-cell>
          <table:table-cell office:value-type="string" calcext:value-type="string">
            <text:p>goku_super_saiyan_LR_tec.jpe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ku super saiyan PUI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Saiya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Goku_super_saiyan_PUI_LR.png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ku super saiyan INT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aiya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Goku_super_saiyan_INT_LR.png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ku super saiyan AGI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Saiya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Goku_super_saiyan _AGI_LR.png</text:p>
          </table:table-cell>
          <table:table-cell office:value-type="string" calcext:value-type="string">
            <text:p>a cherché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ku super saiyan divin END U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aiya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Goku_super_saiyan_divin_END_UR.png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oku super saiyan 3 &amp; Vegeta super saiyan 2 end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aiya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Goku_super_saiyan _3_&amp;_Vegeta_super_saiyan_2_end_LR.png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n Goku Super Saiyan &amp; Vegeta Super Saiyan &amp; Trunks Super Saiyan (jeune) Int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aiyan/Saiyan de sans-mêlé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Son_Goku_Super_Saiyan_&amp;_Vegeta_Super_Saiyan_&amp;_Trunks_Super_Saiyan_(jeune)_Int_LR.png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n Gohan Super Saiyan (futur) Pui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Saiyan de sans-mêlé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on_Gohan_Super_Saiyan_(futur).png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n Gohan ultime End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aiyan de sans-mêlé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on_Gohan_ultime.png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unks Super Saiyan (futur) End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aiyan de sans-mêlé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Trunks_Super_Saiyan_(futur)_End_LR.png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Zamasu : Fusion Tec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Potala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Zamasu_:_Fusion_Tec_LR.png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on Goku Super Saiyan divin SS &amp; Vegeta Super Saiyan divin SS Agi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Saiya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on_Goku_Super_Saiyan_divin_SS_&amp;_Vegeta_Super_Saiyan_divin_SS_Agi_Lr.png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09:38:43.383040140</meta:creation-date>
    <dc:date>2024-02-05T11:13:00.441989214</dc:date>
    <meta:editing-duration>PT12M23S</meta:editing-duration>
    <meta:editing-cycles>2</meta:editing-cycles>
    <meta:generator>LibreOffice/7.3.7.2$Linux_X86_64 LibreOffice_project/30$Build-2</meta:generator>
    <meta:document-statistic meta:table-count="1" meta:cell-count="150" meta:object-count="0"/>
  </office:meta>
</office:document-meta>
</file>